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 style:list-style-name="L1"/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как правильно создавать класы oop php, какая логика и подход список </text:p>
      <text:p text:style-name="Standard">ChatGPT</text:p>
      <text:p text:style-name="P1">ChatGPT</text:p>
      <text:p text:style-name="Text_20_body">Вот краткий список лучших практик для создания классов в объектно-ориентированном программировании (ООП) на PHP:</text:p>
      <text:list xml:id="list2727441854030887514" text:style-name="L1">
        <text:list-item>
          <text:p text:style-name="P2"><text:span text:style-name="Strong_20_Emphasis">Используйте принципы SOLID</text:span>: SOLID - это аббревиатура, представляющая пять основных принципов объектно-ориентированного программирования: Single Responsibility, Open/Closed, Liskov Substitution, Interface Segregation, Dependency Inversion. Соблюдение этих принципов способствует созданию гибкого, расширяемого и понятного кода.</text:p>
        </text:list-item>
        <text:list-item>
          <text:p text:style-name="P2"><text:span text:style-name="Strong_20_Emphasis">Разделяйте код на логические модули</text:span>: Создавайте классы, которые выполняют одну конкретную задачу. Это упрощает отладку, тестирование и понимание кода.</text:p>
        </text:list-item>
        <text:list-item>
          <text:p text:style-name="P2"><text:span text:style-name="Strong_20_Emphasis">Используйте инкапсуляцию</text:span>: Скрывайте детали реализации класса и предоставляйте доступ к его данным только через методы. Это защищает данные от непосредственного изменения и обеспечивает лучшую контролируемость и безопасность.</text:p>
        </text:list-item>
        <text:list-item>
          <text:p text:style-name="P2"><text:span text:style-name="Strong_20_Emphasis">Применяйте наследование с осторожностью</text:span>: Наследуйте функциональность только тогда, когда это логически обосновано и когда существует явная иерархия классов. Используйте интерфейсы и композицию, чтобы предотвратить чрезмерную сложность и связность кода.</text:p>
        </text:list-item>
        <text:list-item>
          <text:p text:style-name="P2"><text:span text:style-name="Strong_20_Emphasis">Используйте композицию</text:span>: Композиция - это альтернативный способ создания классов путем объединения их из более простых компонентов. Это предпочтительнее наследования, когда классы не обладают явной иерархией.</text:p>
        </text:list-item>
        <text:list-item>
          <text:p text:style-name="P2"><text:span text:style-name="Strong_20_Emphasis">Используйте абстракции</text:span>: Абстрактные классы и интерфейсы помогают определить общие черты для группы классов. Они способствуют созданию гибкого и расширяемого кода.</text:p>
        </text:list-item>
        <text:list-item>
          <text:p text:style-name="P2"><text:span text:style-name="Strong_20_Emphasis">Обрабатывайте ошибки с помощью исключений</text:span>: Используйте механизм исключений для обработки ошибок и исключительных ситуаций в ваших классах. Это позволит улучшить контроль и обработку ошибок в вашем приложении.</text:p>
        </text:list-item>
        <text:list-item>
          <text:p text:style-name="P2"><text:span text:style-name="Strong_20_Emphasis">Документируйте ваш код</text:span>: Добавьте комментарии к вашим классам и методам, чтобы другие разработчики могли легко понять и использовать ваш код. Используйте PHPDoc или другие стандарты документирования кода.</text:p>
        </text:list-item>
        <text:list-item>
          <text:p text:style-name="P2"><text:span text:style-name="Strong_20_Emphasis">Используйте автозагрузку классов</text:span>: Используйте автоматическую загрузку классов для уменьшения необходимости вручную подключать каждый класс в вашем коде. Используйте стандарт PSR-4 для организации структуры каталогов и имен классов.</text:p>
        </text:list-item>
        <text:list-item>
          <text:p text:style-name="P2"><text:span text:style-name="Strong_20_Emphasis">Тестируйте ваш код</text:span>: Напишите модульные тесты для ваших классов, чтобы убедиться в их корректной работы. Используйте PHPUnit или другие инструменты для тестирования PHP.</text:p>
        </text:list-item>
      </text:list>
      <text:p text:style-name="Text_20_body">Соблюдение этих лучших практик поможет вам создать чистый, поддерживаемый и расширяемый код на PHP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7S</meta:editing-duration>
    <meta:editing-cycles>3</meta:editing-cycles>
    <meta:generator>OpenOffice/4.1.14$Win32 OpenOffice.org_project/4114m1$Build-9811</meta:generator>
    <dc:date>2024-05-01T03:21:48.18</dc:date>
    <meta:document-statistic meta:table-count="0" meta:image-count="0" meta:object-count="0" meta:page-count="1" meta:paragraph-count="15" meta:word-count="307" meta:character-count="2445"/>
    <dc:creator>Dima Wide</dc:creator>
    <meta:user-defined meta:name="Info 1"/>
    <meta:user-defined meta:name="Info 2"/>
    <meta:user-defined meta:name="Info 3"/>
    <meta:user-defined meta:name="Info 4"/>
  </office:meta>
</office:document-meta>
</file>